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50000036B9C739787.png" manifest:media-type="image/png"/>
  <manifest:file-entry manifest:full-path="Pictures/10000000000004990000036B881114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26cm" svg:y="13.018cm" svg:width="17cm" svg:height="12.681cm" draw:z-index="0"><draw:image xlink:href="Pictures/10000000000004990000036B8811140E.png" xlink:type="simple" xlink:show="embed" xlink:actuate="onLoad"/></draw:frame><draw:frame draw:style-name="fr2" draw:name="Image2" text:anchor-type="paragraph" svg:width="17cm" svg:height="12.681cm" draw:z-index="1"><draw:image xlink:href="Pictures/10000000000004950000036B9C7397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8:11:17.773019800</meta:creation-date>
    <dc:date>2015-01-25T18:16:27.455920326</dc:date>
    <meta:editing-duration>PT5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